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ample Rate</text:p>
          </table:table-cell>
          <table:table-cell office:value-type="float" office:value="44100" calcext:value-type="float">
            <text:p>44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s / Ba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 Start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Start</text:p>
          </table:table-cell>
          <table:table-cell table:formula="of:=[.B1] * (([.B3]*[.B4]) / ([.B2]/60))" office:value-type="float" office:value="1587600" calcext:value-type="float">
            <text:p>1587600</text:p>
          </table:table-cell>
        </table:table-row>
        <table:table-row table:style-name="ro1">
          <table:table-cell office:value-type="string" calcext:value-type="string">
            <text:p>Bar End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End</text:p>
          </table:table-cell>
          <table:table-cell table:formula="of:=[.B1] * (([.B3]*[.B5]) / ([.B2]/60))" office:value-type="float" office:value="4410000" calcext:value-type="float">
            <text:p>44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22:37:46.953974566</meta:creation-date>
    <dc:date>2023-03-09T22:51:18.005348896</dc:date>
    <meta:editing-duration>PT13M31S</meta:editing-duration>
    <meta:editing-cycles>2</meta:editing-cycles>
    <meta:generator>LibreOffice/7.4.5.1$Linux_X86_64 LibreOffice_project/40$Build-1</meta:generator>
    <meta:document-statistic meta:table-count="1" meta:cell-count="14" meta:object-count="0"/>
  </office:meta>
</office:document-meta>
</file>